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99e4" officeooo:paragraph-rsid="000399e4"/>
    </style:style>
    <style:style style:name="P2" style:family="paragraph" style:parent-style-name="Standard">
      <style:text-properties officeooo:rsid="000432e2" officeooo:paragraph-rsid="000432e2"/>
    </style:style>
    <style:style style:name="P3" style:family="paragraph" style:parent-style-name="Preformatted_20_Text">
      <style:text-properties officeooo:rsid="000399e4" officeooo:paragraph-rsid="000399e4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Text_20_body">
      <style:text-properties officeooo:paragraph-rsid="0005eea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98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ext_20_body"><text:span text:style-name="T1">Collection Voiture</text:span> :</text:p>
      <text:p text:style-name="Text_20_body">1- Insérer les documents dans une collection Voiture</text:p>
      <text:p text:style-name="Text_20_body"/>
      <text:p text:style-name="Text_20_body">2- Selectionner tous les documents avec Valerio ou Rafik en propriétaire</text:p>
      <text:p text:style-name="Text_20_body"/>
      <text:p text:style-name="P5">3- Mettre à jour tous les documents avec Valerio en propriétaire : </text:p>
      <text:p text:style-name="P5">- Ajouter un champ Propriétaire Precedent auquel vous donnerez la valeur Valerio</text:p>
      <text:p text:style-name="P5"/>
      <text:p text:style-name="P5">- Mettre à jour la valeur du champ Propriétaire avec votre prénom</text:p>
      <text:p text:style-name="P5"/>
      <text:p text:style-name="Text_20_body">4- Supprimer tous les documents ayant "Couleur":"Blanc"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7T18:26:30.442369018</meta:creation-date>
    <dc:date>2021-05-21T12:17:31.444406948</dc:date>
    <meta:editing-duration>PT1H30M48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65" meta:character-count="411" meta:non-whitespace-character-count="352"/>
  </office:meta>
</office:document-meta>
</file>